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text-underline-style="solid" style:text-underline-width="auto" style:text-underline-color="font-color" officeooo:rsid="001a4020" officeooo:paragraph-rsid="001a4020" style:font-size-asian="18pt" style:font-size-complex="18pt"/>
    </style:style>
    <style:style style:name="P2" style:family="paragraph" style:parent-style-name="Heading_20_1">
      <style:paragraph-properties fo:margin-top="0cm" fo:margin-bottom="0.499cm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Heading_20_1">
      <style:paragraph-properties fo:margin-left="0cm" fo:margin-right="0cm" fo:margin-top="0cm" fo:margin-bottom="0.499cm" loext:contextual-spacing="false" fo:text-indent="0cm" style:auto-text-indent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Heading_20_2">
      <style:text-properties officeooo:rsid="001a4020" officeooo:paragraph-rsid="001a4020"/>
    </style:style>
    <style:style style:name="P5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 style:parent-style-name="List_20_Heading">
      <style:paragraph-properties fo:margin-top="0cm" fo:margin-bottom="0.499cm" loext:contextual-spacing="false"/>
    </style:style>
    <style:style style:name="P10" style:family="paragraph" style:parent-style-name="Standard">
      <style:text-properties officeooo:rsid="001a4020" officeooo:paragraph-rsid="001a4020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a4020" officeooo:paragraph-rsid="001a4020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000000"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eb Sockets API</text:p>
      <text:p text:style-name="P10"><text:span text:style-name="T1">The </text:span><text:span text:style-name="Strong_20_Emphasis"><text:span text:style-name="T1">WebSocket API</text:span></text:span><text:span text:style-name="T1"> is an advanced technology that makes it possible to open a two-way interactive communication session between the user's browser and a server. With this API, you can send messages to a server and receive event-driven responses without having to poll the server for a reply.</text:span></text:p>
      <text:h text:style-name="P1" text:outline-level="1">WebSocket</text:h>
      <text:h text:style-name="P4" text:outline-level="2"><text:bookmark text:name="constructor"/><text:span text:style-name="T10">Constructor</text:span></text:h>
      <text:p text:style-name="P9"><text:bookmark text:name="websocket"/><text:span text:style-name="Source_20_Text"><text:span text:style-name="T1">WebSocket()</text:span></text:span><text:span text:style-name="T1"> - Returns a newly created </text:span><text:span text:style-name="Source_20_Text"><text:span text:style-name="T1">WebSocket</text:span></text:span><text:span text:style-name="T1"> object.</text:span></text:p>
      <text:h text:style-name="Heading_20_2" text:outline-level="2"><text:bookmark text:name="properties"/><text:span text:style-name="T10">Properties</text:span></text:h>
      <text:p text:style-name="P9"><text:bookmark text:name="websocket.binarytype"/><text:span text:style-name="Source_20_Text"><text:span text:style-name="T1">WebSocket.binaryType</text:span></text:span><text:span text:style-name="T1"> - The binary data type used by the connection.</text:span></text:p>
      <text:p text:style-name="P9"><text:bookmark text:name="websocket.bufferedamount"/><text:span text:style-name="Source_20_Text"><text:span text:style-name="T1">WebSocket.bufferedAmount</text:span></text:span><text:span text:style-name="T1"> - The number of bytes of queued data.</text:span></text:p>
      <text:p text:style-name="P9"><text:bookmark text:name="websocket.extensions"/><text:span text:style-name="Source_20_Text"><text:span text:style-name="T1">WebSocket.extensions</text:span></text:span><text:span text:style-name="T1"> - The extensions selected by the server.</text:span></text:p>
      <text:p text:style-name="P9"><text:bookmark text:name="websocket.protocol"/><text:span text:style-name="Source_20_Text"><text:span text:style-name="T1">WebSocket.protocol</text:span></text:span><text:span text:style-name="T1"> - The sub-protocol selected by the server.</text:span></text:p>
      <text:p text:style-name="P9"><text:bookmark text:name="websocket.readystate"/><text:span text:style-name="Source_20_Text"><text:span text:style-name="T1">WebSocket.readyState</text:span></text:span><text:span text:style-name="T1"> - The current state of the connection.</text:span></text:p>
      <text:p text:style-name="P9"><text:bookmark text:name="websocket.url"/><text:span text:style-name="Source_20_Text"><text:span text:style-name="T1">WebSocket.url</text:span></text:span><text:span text:style-name="T1"> - The absolute URL of the WebSocket.</text:span></text:p>
      <text:h text:style-name="Heading_20_2" text:outline-level="2"><text:bookmark text:name="methods"/><text:span text:style-name="T10">Methods</text:span></text:h>
      <text:p text:style-name="P9"><text:bookmark text:name="websocket.close"/><text:span text:style-name="Source_20_Text"><text:span text:style-name="T1">WebSocket.close()</text:span></text:span><text:span text:style-name="T1"> - Closes the connection.</text:span></text:p>
      <text:p text:style-name="P9"><text:bookmark text:name="websocket.send"/><text:span text:style-name="Source_20_Text"><text:span text:style-name="T1">WebSocket.send()</text:span></text:span><text:span text:style-name="T1"> - Enqueues data to be transmitted.</text:span></text:p>
      <text:h text:style-name="Heading_20_2" text:outline-level="2"><text:bookmark text:name="events"/><text:span text:style-name="T10">Events</text:span></text:h>
      <text:p text:style-name="Text_20_body"><text:span text:style-name="T1">Listen to these events using </text:span><text:span text:style-name="Source_20_Text"><text:span text:style-name="T1">addEventListener()</text:span></text:span><text:span text:style-name="T1"> or by assigning an event listener to the </text:span><text:span text:style-name="Source_20_Text"><text:span text:style-name="T1">oneventname</text:span></text:span><text:span text:style-name="T1"> property of this interface.</text:span></text:p>
      <text:p text:style-name="P9"><text:bookmark text:name="close"/><text:span text:style-name="Source_20_Text"><text:span text:style-name="T1">Close</text:span></text:span><text:span text:style-name="T1"> - Fired when a connection with a </text:span><text:span text:style-name="Source_20_Text"><text:span text:style-name="T1">WebSocket</text:span></text:span><text:span text:style-name="T1"> is closed. Also available via the </text:span><text:span text:style-name="Source_20_Text"><text:span text:style-name="T1">onclose</text:span></text:span><text:span text:style-name="T1"> property </text:span></text:p>
      <text:p text:style-name="P9"><text:bookmark text:name="error"/><text:span text:style-name="Source_20_Text"><text:span text:style-name="T1">error</text:span></text:span><text:span text:style-name="T1"> - Fired when a connection with a </text:span><text:span text:style-name="Source_20_Text"><text:span text:style-name="T1">WebSocket</text:span></text:span><text:span text:style-name="T1"> has been closed because of an error, such as when some data couldn't be sent. Also available via the </text:span><text:span text:style-name="Source_20_Text"><text:span text:style-name="T1">onerror</text:span></text:span><text:span text:style-name="T1"> property. </text:span></text:p>
      <text:p text:style-name="P9"><text:bookmark text:name="message"/><text:soft-page-break/><text:span text:style-name="Source_20_Text"><text:span text:style-name="T1">Message - </text:span></text:span><text:span text:style-name="T1">Fired when data is received through a </text:span><text:span text:style-name="Source_20_Text"><text:span text:style-name="T1">WebSocket</text:span></text:span><text:span text:style-name="T1">. Also available via the </text:span><text:span text:style-name="Source_20_Text"><text:span text:style-name="T1">onmessage</text:span></text:span><text:span text:style-name="T1"> property. </text:span></text:p>
      <text:p text:style-name="P9"><text:bookmark text:name="open"/><text:span text:style-name="Source_20_Text"><text:span text:style-name="T1">Open</text:span></text:span><text:span text:style-name="T1"> - Fired when a connection with a </text:span><text:span text:style-name="Source_20_Text"><text:span text:style-name="T1">WebSocket</text:span></text:span><text:span text:style-name="T1"> is opened. Also available via the </text:span><text:span text:style-name="Source_20_Text"><text:span text:style-name="T1">onopen</text:span></text:span><text:span text:style-name="T1"> property. </text:span></text:p>
      <text:h text:style-name="P2" text:outline-level="1">MessageEvent</text:h>
      <text:p text:style-name="P7"><text:span text:style-name="T1">The </text:span><text:span text:style-name="Strong_20_Emphasis"><text:span text:style-name="Source_20_Text"><text:span text:style-name="T2">MessageEvent</text:span></text:span></text:span><text:span text:style-name="T1"> interface represents a message received by a target object.</text:span></text:p>
      <text:h text:style-name="P5" text:outline-level="2"><text:bookmark text:name="constructor1"/><text:span text:style-name="T10">Constructor</text:span></text:h>
      <text:p text:style-name="P9"><text:bookmark text:name="messageevent"/><text:span text:style-name="Source_20_Text"><text:span text:style-name="T5">MessageEvent</text:span></text:span><text:span text:style-name="Source_20_Text"><text:span text:style-name="T4">()</text:span></text:span><text:span text:style-name="T4"> - Creates a new </text:span><text:span text:style-name="Source_20_Text"><text:span text:style-name="T4">MessageEvent</text:span></text:span><text:span text:style-name="T4">.</text:span></text:p>
      <text:h text:style-name="Heading_20_2" text:outline-level="2"><text:bookmark text:name="properties2"/><text:span text:style-name="T11">Properties</text:span></text:h>
      <text:p text:style-name="Text_20_body"><text:span text:style-name="Emphasis"><text:span text:style-name="T4">This interface also inherits properties from its parent, </text:span></text:span><text:span text:style-name="Emphasis"><text:span text:style-name="Source_20_Text"><text:span text:style-name="T4">Event</text:span></text:span></text:span><text:span text:style-name="Emphasis"><text:span text:style-name="T4">.</text:span></text:span></text:p>
      <text:p text:style-name="P9"><text:bookmark text:name="messageevent.data"/><text:span text:style-name="Source_20_Text"><text:span text:style-name="T4">MessageEvent.data</text:span></text:span><text:span text:style-name="T4"> - The data sent by the message emitter.</text:span></text:p>
      <text:p text:style-name="P9"><text:bookmark text:name="messageevent.origin"/><text:span text:style-name="Source_20_Text"><text:span text:style-name="T4">MessageEvent.origin</text:span></text:span><text:span text:style-name="T4"> - A </text:span><text:span text:style-name="Source_20_Text"><text:span text:style-name="T4">USVString</text:span></text:span><text:span text:style-name="T4"> representing the origin of the message emitter.</text:span></text:p>
      <text:p text:style-name="P9"><text:bookmark text:name="messageevent.lasteventid"/><text:span text:style-name="Source_20_Text"><text:span text:style-name="T4">MessageEvent.lastEventId</text:span></text:span><text:span text:style-name="T4"> - A </text:span><text:span text:style-name="Source_20_Text"><text:span text:style-name="T4">DOMString</text:span></text:span><text:span text:style-name="T4"> representing a unique ID for the event.</text:span></text:p>
      <text:p text:style-name="P9"><text:bookmark text:name="messageevent.source"/><text:span text:style-name="Source_20_Text"><text:span text:style-name="T4">MessageEvent.source</text:span></text:span><text:span text:style-name="T4"> - A </text:span><text:span text:style-name="Source_20_Text"><text:span text:style-name="T4">MessageEventSource</text:span></text:span><text:span text:style-name="T4"> (which can be a </text:span><text:span text:style-name="Source_20_Text"><text:span text:style-name="T4">WindowProxy</text:span></text:span><text:span text:style-name="T4">, </text:span><text:span text:style-name="Source_20_Text"><text:span text:style-name="T4">MessagePort</text:span></text:span><text:span text:style-name="T4">, or </text:span><text:span text:style-name="Source_20_Text"><text:span text:style-name="T4">ServiceWorker</text:span></text:span><text:span text:style-name="T4"> object) representing the message emitter.</text:span></text:p>
      <text:p text:style-name="P9"><text:bookmark text:name="messageevent.ports"/><text:span text:style-name="Source_20_Text"><text:span text:style-name="T4">MessageEvent.ports</text:span></text:span><text:span text:style-name="T4"> - An array of </text:span><text:span text:style-name="Source_20_Text"><text:span text:style-name="T4">MessagePort</text:span></text:span><text:span text:style-name="T4"> objects representing the ports associated with the channel the message is being sent through (where appropriate, e.g. in channel messaging or when sending a message to a shared worker).</text:span></text:p>
      <text:h text:style-name="Heading_20_2" text:outline-level="2"><text:bookmark text:name="methods2"/><text:span text:style-name="T11">Methods</text:span></text:h>
      <text:p text:style-name="P9"><text:bookmark text:name="initmessageevent"/><text:span text:style-name="Source_20_Text"><text:span text:style-name="T4">InitMessageEvent()</text:span></text:span><text:span text:style-name="T4"> - Initializes a message event.</text:span><text:span text:style-name="T9"> </text:span><text:span text:style-name="Strong_20_Emphasis"><text:span text:style-name="T9">Do not use this anymore</text:span></text:span><text:span text:style-name="T9"> — </text:span><text:span text:style-name="Strong_20_Emphasis"><text:span text:style-name="T9">use the </text:span></text:span><text:span text:style-name="Strong_20_Emphasis"><text:span text:style-name="Source_20_Text"><text:span text:style-name="T9">MessageEvent()</text:span></text:span></text:span><text:span text:style-name="Strong_20_Emphasis"><text:span text:style-name="T9"> constructor instead.</text:span></text:span></text:p>
      <text:h text:style-name="P3" text:outline-level="1">CloseEvent</text:h>
      <text:p text:style-name="P12"><text:span text:style-name="T5">A </text:span><text:span text:style-name="Source_20_Text"><text:span text:style-name="T5">CloseEvent</text:span></text:span><text:span text:style-name="T5"> is sent to clients using WebSockets when the connection is closed. This is delivered to the listener indicated by the </text:span><text:span text:style-name="Source_20_Text"><text:span text:style-name="T5">WebSocket</text:span></text:span><text:span text:style-name="T5"> object's </text:span><text:span text:style-name="Source_20_Text"><text:span text:style-name="T5">onclose</text:span></text:span><text:span text:style-name="T5"> attribute.</text:span></text:p>
      <text:h text:style-name="P6" text:outline-level="2"><text:bookmark text:name="constructor2"/><text:span text:style-name="T4">Constructor</text:span></text:h>
      <text:p text:style-name="P9"><text:bookmark text:name="closeevent"/><text:span text:style-name="Source_20_Text"><text:span text:style-name="T4">CloseEvent()</text:span></text:span><text:span text:style-name="T4"> - Creates a new </text:span><text:span text:style-name="Source_20_Text"><text:span text:style-name="T4">CloseEvent</text:span></text:span><text:span text:style-name="T4">.</text:span></text:p>
      <text:h text:style-name="Heading_20_2" text:outline-level="2"><text:bookmark text:name="properties3"/><text:soft-page-break/><text:span text:style-name="T11">Properties</text:span></text:h>
      <text:p text:style-name="P9"><text:bookmark text:name="closeevent.code"/><text:span text:style-name="Source_20_Text"><text:span text:style-name="T4">CloseEvent.code - </text:span></text:span><text:span text:style-name="T4">Returns an </text:span><text:span text:style-name="Source_20_Text"><text:span text:style-name="T4">unsigned short</text:span></text:span><text:span text:style-name="T4"> containing the close code sent by the server.</text:span></text:p>
      <text:p text:style-name="P9"><text:bookmark text:name="closeevent.reason"/><text:span text:style-name="Source_20_Text"><text:span text:style-name="T4">CloseEvent.reason - </text:span></text:span><text:span text:style-name="T4">Returns a </text:span><text:span text:style-name="Source_20_Text"><text:span text:style-name="T4">DOMString</text:span></text:span><text:span text:style-name="T4"> indicating the reason the server closed the connection. This is specific to the particular server and sub-protocol.</text:span></text:p>
      <text:p text:style-name="P9"><text:bookmark text:name="closeevent.wasclean"/><text:span text:style-name="Source_20_Text"><text:span text:style-name="T4">CloseEvent.wasClean - </text:span></text:span><text:span text:style-name="T4">Returns a boolean value that Indicates whether or not the connection was cleanly closed.</text:span></text:p>
      <text:h text:style-name="Heading_20_2" text:outline-level="2"><text:bookmark text:name="methods3"/><text:span text:style-name="T11">Methods</text:span></text:h>
      <text:p text:style-name="P9"><text:bookmark text:name="closeevent.initcloseevent"/><text:span text:style-name="Source_20_Text"><text:span text:style-name="T4">CloseEvent.initCloseEvent()</text:span></text:span><text:span text:style-name="T4"> - Initializes the value of a </text:span><text:span text:style-name="Source_20_Text"><text:span text:style-name="T4">CloseEvent</text:span></text:span><text:span text:style-name="T4"> created. If the event has already being dispatched, this method does nothing. Do not use this method anymore, use the </text:span><text:span text:style-name="Source_20_Text"><text:span text:style-name="T4">CloseEvent()</text:span></text:span><text:span text:style-name="T4"> constructor instead.</text:span></text:p>
      <text:p text:style-name="P13"><text:span text:style-name="T2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2:08:13.335730894</meta:creation-date>
    <meta:generator>LibreOffice/6.4.7.2$Linux_X86_64 LibreOffice_project/40$Build-2</meta:generator>
    <dc:date>2022-03-16T12:22:59.776896265</dc:date>
    <meta:editing-duration>PT14M26S</meta:editing-duration>
    <meta:editing-cycles>43</meta:editing-cycles>
    <meta:document-statistic meta:table-count="0" meta:image-count="0" meta:object-count="0" meta:page-count="3" meta:paragraph-count="44" meta:word-count="474" meta:character-count="3203" meta:non-whitespace-character-count="2768"/>
  </office:meta>
</office:document-meta>
</file>